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color="#00a933"/>
    </style:style>
    <style:style style:name="P3" style:family="paragraph" style:parent-style-name="Standard">
      <style:text-properties officeooo:rsid="001d3d97" officeooo:paragraph-rsid="001d3d97"/>
    </style:style>
    <style:style style:name="P4" style:family="paragraph" style:parent-style-name="Standard">
      <style:text-properties officeooo:paragraph-rsid="001e3df0"/>
    </style:style>
    <style:style style:name="P5" style:family="paragraph" style:parent-style-name="Standard">
      <style:text-properties officeooo:rsid="001e3df0" officeooo:paragraph-rsid="001e3df0"/>
    </style:style>
    <style:style style:name="P6" style:family="paragraph" style:parent-style-name="Standard">
      <style:text-properties officeooo:paragraph-rsid="001ecf1f"/>
    </style:style>
    <style:style style:name="T1" style:family="text">
      <style:text-properties fo:color="#00a933"/>
    </style:style>
    <style:style style:name="T2" style:family="text">
      <style:text-properties officeooo:rsid="001d3d97"/>
    </style:style>
    <style:style style:name="T3" style:family="text">
      <style:text-properties fo:color="#000000" officeooo:rsid="001d3d97"/>
    </style:style>
    <style:style style:name="T4" style:family="text">
      <style:text-properties officeooo:rsid="001e3df0"/>
    </style:style>
    <style:style style:name="T5" style:family="text">
      <style:text-properties officeooo:rsid="001ecf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módulo Ticker</text:p>
      <text:p text:style-name="Standard"/>
      <text:p text:style-name="Standard"><text:span text:style-name="T1">import yfinance as yf </text:span><text:s/>#importamos la librería yfinance de python que saca datos de yahoofinance</text:p>
      <text:p text:style-name="Standard"/>
      <text:p text:style-name="P2">msft = yf.Ticker("MSFT") <text:span text:style-name="T3"># creamos un objeto monstruoso con todos los datos de yahoo, para ello usamos .Ticker(“abreviatura en bolsa de la acción”)</text:span></text:p>
      <text:p text:style-name="Standard"/>
      <text:p text:style-name="Standard"><text:span text:style-name="T1">msft.info </text:span><text:span text:style-name="T2"># esta función muestra toda la información que hay de esta empresa en forma de diccionario de python, es decir: {‘sector’}: ‘technology’, ‘country’: ‘United States’,…</text:span></text:p>
      <text:p text:style-name="Standard"/>
      <text:p text:style-name="P3"><text:span text:style-name="T1">msft.info[‘country’]</text:span> # así solo le estoy preguntando, de entre todas las llaves del diccionario, por el país.</text:p>
      <text:p text:style-name="P3"/>
      <text:p text:style-name="P3"><text:span text:style-name="T1">msft_info= msft.info</text:span> #lo suyo es crear esta variable diccionario, para trabajar con ella y no tener que poner siempre la función msft.info</text:p>
      <text:p text:style-name="Standard"/>
      <text:p text:style-name="P4"><text:span text:style-name="T1">hist = msft.history(period="max") </text:span># <text:span text:style-name="T4">Así se obtienen los datos bursátiles, estamos creando la variable hist que es un data frame de pandas (una matriz con títulos) los títulos de las columnas son Date, Open, High, Low, Close, Volume, Dividends, Stock Splits</text:span></text:p>
      <text:p text:style-name="P5">Puedes seleccionar el periodo, ‘max’, ‘7y’ son 7años, ‘5mo’ 5meses, ‘3d’ son 3 días.</text:p>
      <text:p text:style-name="Standard"/>
      <text:p text:style-name="P4"><text:span text:style-name="T1">msft.actions</text:span> # show actions (dividends, splits)</text:p>
      <text:p text:style-name="Standard"/>
      <text:p text:style-name="Standard"/>
      <text:p text:style-name="P4"><text:span text:style-name="T1">msft.dividends</text:span> # <text:span text:style-name="T5">Enseña los dividendos, aunque también lo puedes ver como una columna del hist.</text:span></text:p>
      <text:p text:style-name="Standard"/>
      <text:p text:style-name="P6"><text:span text:style-name="T1">msft.splits</text:span> # show splits</text:p>
      <text:p text:style-name="Standard"/>
      <text:p text:style-name="Standard"># show financials</text:p>
      <text:p text:style-name="P2">msft.financials</text:p>
      <text:p text:style-name="P2">msft.quarterly_financials</text:p>
      <text:p text:style-name="Standard"/>
      <text:p text:style-name="Standard"># show major holders</text:p>
      <text:p text:style-name="P2">msft.major_holders</text:p>
      <text:p text:style-name="Standard"/>
      <text:p text:style-name="Standard"># show institutional holders</text:p>
      <text:p text:style-name="P2">msft.institutional_holders</text:p>
      <text:p text:style-name="Standard"/>
      <text:p text:style-name="Standard"># show balance sheet</text:p>
      <text:p text:style-name="P2">msft.balance_sheet</text:p>
      <text:p text:style-name="P2">msft.quarterly_balance_sheet</text:p>
      <text:p text:style-name="Standard"/>
      <text:p text:style-name="Standard"># show cashflow</text:p>
      <text:p text:style-name="P2">msft.cashflow</text:p>
      <text:p text:style-name="P2">msft.quarterly_cashflow</text:p>
      <text:p text:style-name="P2"/>
      <text:p text:style-name="Standard"># show earnings</text:p>
      <text:p text:style-name="P2">msft.earnings</text:p>
      <text:p text:style-name="P2">msft.quarterly_earnings</text:p>
      <text:p text:style-name="Standard"/>
      <text:p text:style-name="Standard"># show sustainability</text:p>
      <text:p text:style-name="P2">msft.sustainability</text:p>
      <text:p text:style-name="Standard"><text:soft-page-break/></text:p>
      <text:p text:style-name="Standard"># show analysts recommendations</text:p>
      <text:p text:style-name="P2">msft.recommendations</text:p>
      <text:p text:style-name="Standard"/>
      <text:p text:style-name="Standard"># show next event (earnings, etc)</text:p>
      <text:p text:style-name="P2">msft.calendar</text:p>
      <text:p text:style-name="Standard"/>
      <text:p text:style-name="Standard"># show all earnings dates</text:p>
      <text:p text:style-name="P2">msft.earnings_dates</text:p>
      <text:p text:style-name="P2"/>
      <text:p text:style-name="Standard"># show ISIN code - *experimental*</text:p>
      <text:p text:style-name="Standard"># ISIN = International Securities Identification Number</text:p>
      <text:p text:style-name="P2">msft.isin</text:p>
      <text:p text:style-name="Standard"/>
      <text:p text:style-name="Standard"># show options expirations</text:p>
      <text:p text:style-name="P2">msft.options</text:p>
      <text:p text:style-name="Standard"/>
      <text:p text:style-name="Standard"># show news</text:p>
      <text:p text:style-name="P2">msft.news</text:p>
      <text:p text:style-name="Standard"/>
      <text:p text:style-name="Standard"># get option chain for specific expiration</text:p>
      <text:p text:style-name="P2">opt = msft.option_chain('YYYY-MM-DD')</text:p>
      <text:p text:style-name="Standard"># data available via: opt.calls, opt.pu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3T18:26:22.452639415</meta:creation-date>
    <meta:print-date>2022-11-23T20:00:08.341215116</meta:print-date>
    <dc:date>2022-11-23T20:05:10.292722612</dc:date>
    <meta:editing-duration>PT28M17S</meta:editing-duration>
    <meta:editing-cycles>1</meta:editing-cycles>
    <meta:document-statistic meta:table-count="0" meta:image-count="0" meta:object-count="0" meta:page-count="2" meta:paragraph-count="45" meta:word-count="278" meta:character-count="1962" meta:non-whitespace-character-count="1728"/>
    <meta:generator>LibreOffice/6.4.7.2$Linux_X86_64 LibreOffice_project/40$Build-2</meta:generator>
  </office:meta>
</office:document-meta>
</file>